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Trebuchet MS" fo:font-size="10pt" style:font-size-asian="10pt" style:font-size-complex="10pt"/>
    </style:style>
    <style:style style:name="P3"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8" style:family="paragraph" style:parent-style-name="Standard">
      <style:text-properties style:font-name="Trebuchet MS" fo:font-size="10pt" fo:font-weight="normal" style:font-size-asian="10pt" style:font-weight-asian="normal" style:font-size-complex="10pt" style:font-weight-complex="normal"/>
    </style:style>
    <style:style style:name="P9"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color="#000000" style:font-name="Trebuchet MS" fo:font-size="10pt" fo:font-weight="normal"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eEMS Serial Protocol – IFreeEMS Vanilla</text:p>
      <text:p text:style-name="P3"/>
      <text:p text:style-name="P2">Version 0.0.0 - 23rd December 2010. (Working Draft)</text:p>
      <text:p text:style-name="P2">GNU General Public License V3 or later.</text:p>
      <text:p text:style-name="P2"/>
      <text:p text:style-name="P4">Foreword</text:p>
      <text:p text:style-name="P2"/>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7">Payload Type Definitions</text:p>
      <text:p text:style-name="P6"/>
      <text:p text:style-name="P6">Title: updateBlockInRAM</text:p>
      <text:p text:style-name="P6">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6">Payload ID: 0x0100/256</text:p>
      <text:p text:style-name="P6">Length: 7+</text:p>
      <text:p text:style-name="P6">Contents: locationID (2), <text:s/>offset (2), size (2), data (1+)</text:p>
      <text:p text:style-name="P6"/>
      <text:p text:style-name="P6">Title: updateBlockInFlash</text:p>
      <text:p text:style-name="P6">Description: Exactly the same as updateBlockInRAM except for flash memory, and updates the corresponding RAM region if there is one. The locationID provided must have non-zero flash fields.</text:p>
      <text:p text:style-name="P6">Payload ID: 0x0102/258</text:p>
      <text:p text:style-name="P6">Length: 7+</text:p>
      <text:p text:style-name="P6">Contents: locationID (2), <text:s/>offset (2), size (2), data (1+)</text:p>
      <text:p text:style-name="P6"/>
      <text:p text:style-name="P6">Title: retrieveBlockFromRAM</text:p>
      <text:p text:style-name="P6">Description: Exactly as per the title. The locationID provided must have non-zero RAM fields.</text:p>
      <text:p text:style-name="P6">Payload ID: 0x0104/260</text:p>
      <text:p text:style-name="P6">Length: 6</text:p>
      <text:p text:style-name="P6">Contents: locationID (2), <text:s/>offset (2), size (2)</text:p>
      <text:p text:style-name="P1">Reply: requestedData (1+)</text:p>
      <text:p text:style-name="P6"/>
      <text:p text:style-name="P6">Title: retrieveBlockFromFlash</text:p>
      <text:p text:style-name="P6">Description: Exactly as per the title. The locationID provided must have non-zero flash fields.</text:p>
      <text:p text:style-name="P6">Payload ID: 0x0106/262</text:p>
      <text:p text:style-name="P6">Length: 6</text:p>
      <text:p text:style-name="P6">Contents: locationID (2), <text:s/>offset (2), size (2)</text:p>
      <text:p text:style-name="P1">Reply: requestedData (1+)</text:p>
      <text:p text:style-name="P6"/>
      <text:p text:style-name="P6">Title: burnBlockFromRamToFlash</text:p>
      <text:p text:style-name="P6">Description: Burn data from live tuned RAM down to persistent flash storage. The locationID provided must have non-zero values for all RAM and flash fields.</text:p>
      <text:p text:style-name="P6">Length: 6</text:p>
      <text:p text:style-name="P6">Payload ID: 0x0108/264</text:p>
      <text:p text:style-name="P6">Contents: locationID (2), <text:s/>offset (2), size (2)</text:p>
      <text:p text:style-name="P6"/>
      <text:p text:style-name="P6">Title: adjustMainTableCell</text:p>
      <text:p text:style-name="P6">Description: Adjust a single cell of a main table. The locationID must be that of a main table. The indices must be in range.</text:p>
      <text:p text:style-name="P6">Payload ID: 0x012C/300</text:p>
      <text:p text:style-name="P6">Length: 8</text:p>
      <text:p text:style-name="P6">Contents: locationID (2), RPMIndex (2), LoadIndex (2), CellValue (2) </text:p>
      <text:p text:style-name="P6"/>
      <text:p text:style-name="P6">Title: adjustMainTableRPMAxis</text:p>
      <text:p text:style-name="P6">Description: Adjust an RPM axis value of a main table. The locationID must be that of a main table. The index must be less than the length of the axis. The provided RPM value must be between the values of its upper and lower neighbours.</text:p>
      <text:p text:style-name="P6">Payload ID: 0x012E/302</text:p>
      <text:p text:style-name="P6">Length: 6</text:p>
      <text:p text:style-name="P6">Contents: locationID (2), RPMIndex (2), RPMValue (2)</text:p>
      <text:p text:style-name="P6"/>
      <text:p text:style-name="P6">Title: adjustMainTableLoadAxis</text:p>
      <text:p text:style-name="P6">Description: Adjust a load axis value of a main table. The locationID must be that of a main table. The index must be less than the length of the axis. The provided load value must be between the values of its upper and lower neighbours.</text:p>
      <text:p text:style-name="P6">Payload ID: 0x0130/304</text:p>
      <text:p text:style-name="P6">Length: 6</text:p>
      <text:p text:style-name="P6">Contents: <text:s/>locationID (2), LoadIndex (2), LoadValue (2)</text:p>
      <text:p text:style-name="P6"><text:soft-page-break/>Title: adjust2dTableAxis</text:p>
      <text:p text:style-name="P6">Description: The index must be less than the length of the axis. The provided axis value must be between the values of its upper and lower neighbours.</text:p>
      <text:p text:style-name="P6">Payload ID: 0x0132/306</text:p>
      <text:p text:style-name="P6">Length: 6</text:p>
      <text:p text:style-name="P6">Contents: locationID (2), AxisIndex (2), AxisValue (2)</text:p>
      <text:p text:style-name="P1"/>
      <text:p text:style-name="P6">Title: adjust2dTableCell</text:p>
      <text:p text:style-name="P6">Description:The index must be less than the number of cells. </text:p>
      <text:p text:style-name="P6">Payload ID: 0x0134/308</text:p>
      <text:p text:style-name="P6">Length: 6</text:p>
      <text:p text:style-name="P6">Contents: locationID (2), CellIndex (2), CellValue (2)</text:p>
      <text:p text:style-name="P1"/>
      <text:p text:style-name="P6">Title: requestBasicDatalog</text:p>
      <text:p text:style-name="P6">Description: Request a basic datalog packet to be sent back, useful when not streaming. The optional payload contents are the truncation length to be used. If it is not provided the configured truncation length will be used just as in asynchronous mode.</text:p>
      <text:p text:style-name="P6">Payload ID: 0x0190/400</text:p>
      <text:p text:style-name="P6">Length: 0 or 2</text:p>
      <text:p text:style-name="P6">Contents: Optional Length (2)</text:p>
      <text:p text:style-name="P6">Reply: requestedData (1+)</text:p>
      <text:p text:style-name="P1"/>
      <text:p text:style-name="P6">Title: requestConfigurableDatalog</text:p>
      <text:p text:style-name="P6">Description: UNIMPLEMENTED</text:p>
      <text:p text:style-name="P6">Payload ID: 0x0192/402</text:p>
      <text:p text:style-name="P6">Length: ?</text:p>
      <text:p text:style-name="P6">Contents: ?</text:p>
      <text:p text:style-name="P6">Reply: requestedData (1+)</text:p>
      <text:p text:style-name="P1"/>
      <text:p text:style-name="P6">Title: setAsyncDatalogType</text:p>
      <text:p text:style-name="P6">Description: Configure the asynchronous datalog type 0x00/0 is off, other values turn specific types of logging on.</text:p>
      <text:p text:style-name="P6">Payload ID: 0x0194/404</text:p>
      <text:p text:style-name="P6">Length: 1</text:p>
      <text:p text:style-name="P6">Contents: datalogType (1)</text:p>
      <text:p text:style-name="P1"/>
      <text:p text:style-name="P6">Title: forwardPacketOverCAN</text:p>
      <text:p text:style-name="P6">Description: UNIMPLEMENTED</text:p>
      <text:p text:style-name="P6">Payload ID: 0x01F4/500</text:p>
      <text:p text:style-name="P6">Length: ?</text:p>
      <text:p text:style-name="P6">Contents: ?</text:p>
      <text:p text:style-name="P1"/>
      <text:p text:style-name="P6">Title: forwardPacketOverOtherUART</text:p>
      <text:p text:style-name="P6">Description: UNIMPLEMENTED</text:p>
      <text:p text:style-name="P6">Payload ID: 0x01F6/502</text:p>
      <text:p text:style-name="P6">Length: ?</text:p>
      <text:p text:style-name="P6">Contents: ?</text:p>
      <text:p text:style-name="P1"/>
      <text:p text:style-name="P6">Title: retrieveArbitraryMemory</text:p>
      <text:p text:style-name="P6">Description: As per the title, for debugging ONLY, could be removed in future.</text:p>
      <text:p text:style-name="P6">Payload ID: 0x0258/600</text:p>
      <text:p text:style-name="P6">Length: 6</text:p>
      <text:p text:style-name="P6">Contents: length (2), address (2), RAMPage (1), FlashPage (1)</text:p>
      <text:p text:style-name="P6">Reply: Original contents (6), requestedData (lengt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8T00:15:32</meta:creation-date>
    <dc:date>2011-01-01T20:19:50</dc:date>
    <meta:editing-cycles>32</meta:editing-cycles>
    <meta:editing-duration>PT147H10M48S</meta:editing-duration>
    <meta:document-statistic meta:table-count="0" meta:image-count="0" meta:object-count="0" meta:page-count="3" meta:paragraph-count="92" meta:word-count="722" meta:character-count="4807"/>
    <dc:creator>Fred Cooke</dc:creator>
    <meta:user-defined meta:name="Info 1"/>
    <meta:user-defined meta:name="Info 2"/>
    <meta:user-defined meta:name="Info 3"/>
    <meta:user-defined meta:name="Info 4"/>
  </office:meta>
</office:document-meta>
</file>